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font-style="normal" fo:font-weight="bold" style:font-style-asian="normal" style:font-weight-asian="bold"/>
    </style:style>
    <style:style style:name="T7" style:family="text">
      <style:text-properties style:font-name="TheSansMonoCondensed-SemiLightI" style:font-name-complex="TheSansMonoCondensed-SemiLightI"/>
    </style:style>
    <style:style style:name="T8" style:family="text">
      <style:text-properties style:font-name-asian="TheSansMonoConNormal"/>
    </style:style>
    <style:style style:name="T9" style:family="text">
      <style:text-properties fo:language="en" fo:country="US"/>
    </style:style>
    <style:style style:name="T10" style:family="text">
      <style:text-properties style:font-name="TheSansMonoCondensed-Bold" fo:language="en" fo:country="US" style:font-name-complex="TheSansMonoCondensed-Bold"/>
    </style:style>
    <style:style style:name="T11" style:family="text">
      <style:text-properties style:font-name="Utopia-Bold" fo:language="en" fo:country="US" style:font-name-complex="Utopia-Bold"/>
    </style:style>
    <style:style style:name="T12" style:family="text">
      <style:text-properties fo:font-style="italic" style:font-style-asian="italic"/>
    </style:style>
    <style:style style:name="T13" style:family="text">
      <style:text-properties style:font-name="Utopia-Italic" style:font-name-complex="Utopia-Italic"/>
    </style:style>
    <style:style style:name="T14" style:family="text">
      <style:text-properties style:font-name="Utopia-Italic" fo:language="en" fo:country="US"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fo:letter-spacing="-0.0008in" fo:language="en" fo:country="US"/>
    </style:style>
    <style:style style:name="T17" style:family="text">
      <style:text-properties fo:letter-spacing="-0.0016in" fo:language="en" fo:country="US"/>
    </style:style>
    <style:style style:name="T18"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ial<text:span text:style-name="Comment_20_Reference"><text:span text:style-name="T5"><office:annotation><dc:creator>Fabio Claudio Ferracchiati</dc:creator><dc:date>2013-10-11T12:34:00</dc:date><text:p text:style-name="P7"><text:span text:style-name="T18">This short chapter is well written and accurate. Everything is fine.</text:span></text:p></office:annotation></text:span></text:span> Template Specialization</text:p>
      <text:p text:style-name="Body_20_Text_20_First">Explicit specialization requires you to specify a template argument for every template parameter, leaving no template parameters in the template header. Sometimes, however, you want to specify only some of the template arguments, leaving one or more template parameters in the header. C++ lets you do just that and more, but only for class templates, as this Exploration describes.</text:p>
      <text:h text:style-name="Heading_20_1" text:outline-level="1">Degenerate Pairs</text:h>
      <text:p text:style-name="Body_20_Text_20_First">The standard library defines the <text:span text:style-name="Code_20_Inline">std::pair&lt;T,</text:span> <text:span text:style-name="Code_20_Inline">U&gt;</text:span> class template in the <text:span text:style-name="Code_20_Inline">&lt;utility&gt;</text:span> header. This class template is a trivial holder of a pair of objects. The template arguments specify the types of these two objects. Listing 51-1 depicts a common definition of this simple template. (I omitted some members that involve more advanced programming techniques, just to keep this Exploration manageable.)</text:p>
      <text:p text:style-name="Code_20_Caption"><text:span text:style-name="T6">Listing 51-1.</text:span> The <text:span text:style-name="Code_20_Inline"><text:span text:style-name="T7">std::pair</text:span></text:span> Class Template</text:p>
      <text:p text:style-name="Code">template&lt;class T, class U&gt;</text:p>
      <text:p text:style-name="Code">struct pair</text:p>
      <text:p text:style-name="Code">{</text:p>
      <text:p text:style-name="Code"><text:span text:style-name="T8"><text:s text:c="3"/></text:span>typedef T first_type;</text:p>
      <text:p text:style-name="Code"><text:span text:style-name="T8"><text:s text:c="3"/></text:span>typedef U second_type;</text:p>
      <text:p text:style-name="Code"><text:span text:style-name="T8"><text:s text:c="3"/></text:span>T first;</text:p>
      <text:p text:style-name="Code"><text:span text:style-name="T8"><text:s text:c="3"/></text:span>U second;</text:p>
      <text:p text:style-name="Code"><text:span text:style-name="T8"><text:s text:c="3"/></text:span>pair();</text:p>
      <text:p text:style-name="Code"><text:span text:style-name="T8"><text:s text:c="3"/></text:span>pair(T const&amp; first, U const&amp; second);</text:p>
      <text:p text:style-name="Code"><text:span text:style-name="T8"><text:s text:c="3"/></text:span>template&lt;class T2, class U2&gt;</text:p>
      <text:p text:style-name="Code"><text:span text:style-name="T8"><text:s text:c="3"/></text:span>pair(pair&lt;T2, U2&gt; const&amp; other);</text:p>
      <text:p text:style-name="Code">};</text:p>
      <text:p text:style-name="Text_20_body"><text:span text:style-name="T9">As you can tell, the </text:span><text:span text:style-name="Code_20_Inline"><text:span text:style-name="T9">pair</text:span></text:span><text:span text:style-name="T9"> class template doesn’t do much. The </text:span><text:span text:style-name="Code_20_Inline"><text:span text:style-name="T9">std::map</text:span></text:span><text:span text:style-name="T9"> class template can use </text:span><text:span text:style-name="Code_20_Inline"><text:span text:style-name="T9">std::pair</text:span></text:span><text:span text:style-name="T9"> to store keys and values. A few functions, such as </text:span><text:span text:style-name="Code_20_Inline"><text:span text:style-name="T9">std::equal_range</text:span></text:span><text:span text:style-name="T9">, return a </text:span><text:span text:style-name="Code_20_Inline"><text:span text:style-name="T9">pair</text:span></text:span><text:span text:style-name="T9"> in order to return two pieces of information. In other words, </text:span><text:span text:style-name="Code_20_Inline"><text:span text:style-name="T9">pair</text:span></text:span><text:span text:style-name="T9"> is a useful, if dull, part of the standard library.</text:span></text:p>
      <text:p text:style-name="Text_20_body"><text:span text:style-name="Strong_20_Emphasis"><text:span text:style-name="T9">What happens if </text:span></text:span><text:span text:style-name="Strong_20_Emphasis"><text:span text:style-name="T10">T</text:span></text:span><text:span text:style-name="Strong_20_Emphasis"><text:span text:style-name="T9"> or </text:span></text:span><text:span text:style-name="Strong_20_Emphasis"><text:span text:style-name="T10">U</text:span></text:span><text:span text:style-name="Strong_20_Emphasis"><text:span text:style-name="T9"> is </text:span></text:span><text:span text:style-name="Strong_20_Emphasis"><text:span text:style-name="T10">void</text:span></text:span><text:span text:style-name="Strong_20_Emphasis"><text:span text:style-name="T9">?</text:span></text:span></text:p>
      <text:p text:style-name="Unnumbered_20_List">_____________________________________________________________</text:p>
      <text:p text:style-name="Text_20_body"><text:soft-page-break/><text:span text:style-name="T9">Although </text:span><text:span text:style-name="Code_20_Inline"><text:span text:style-name="T9">void</text:span></text:span><text:span text:style-name="T9"> has popped up here and there, usually as a function’s return type, I haven’t discussed it much. The </text:span><text:span text:style-name="Code_20_Inline"><text:span text:style-name="T9">void</text:span></text:span><text:span text:style-name="T9"> type means “no type.” That’s useful for returning from a function, but you cannot declare an object with </text:span><text:span text:style-name="Code_20_Inline"><text:span text:style-name="T9">void</text:span></text:span><text:span text:style-name="T9"> type, nor does the compiler permit you to use </text:span><text:span text:style-name="Code_20_Inline"><text:span text:style-name="T9">void</text:span></text:span><text:span text:style-name="T9"> for a data member. Thus, </text:span><text:span text:style-name="Code_20_Inline"><text:span text:style-name="T9">pair&lt;int,</text:span></text:span><text:span text:style-name="T9"> </text:span><text:span text:style-name="Code_20_Inline"><text:span text:style-name="T9">void&gt;</text:span></text:span><text:span text:style-name="T9"> results in an error.</text:span></text:p>
      <text:p text:style-name="Text_20_body"><text:span text:style-name="T9">As you start to use templates more and more, you will find yourself in unpredictable situations. A template contains a template, which contains another template, and suddenly you find a template, such as </text:span><text:span text:style-name="Code_20_Inline"><text:span text:style-name="T9">pair</text:span></text:span><text:span text:style-name="T9">, being instantiated with template arguments that you never imagined before, such as </text:span><text:span text:style-name="Code_20_Inline"><text:span text:style-name="T9">void</text:span></text:span><text:span text:style-name="T9">. So let’s add specializations for </text:span><text:span text:style-name="Code_20_Inline"><text:span text:style-name="T9">pair</text:span></text:span><text:span text:style-name="T9"> that permit one or two </text:span><text:span text:style-name="Code_20_Inline"><text:span text:style-name="T9">void</text:span></text:span><text:span text:style-name="T9"> template arguments, just for the sake of completeness. (The standard permits specializations of library templates only if a template argument is a user-defined type. Therefore, specializing </text:span><text:span text:style-name="Code_20_Inline"><text:span text:style-name="T9">pair</text:span></text:span><text:span text:style-name="T9"> for the </text:span><text:span text:style-name="Code_20_Inline"><text:span text:style-name="T9">void</text:span></text:span><text:span text:style-name="T9"> type results in undefined behavior. If your compiler is picky, you can copy the definition of </text:span><text:span text:style-name="Code_20_Inline"><text:span text:style-name="T9">pair</text:span></text:span><text:span text:style-name="T9"> out of the </text:span><text:span text:style-name="Code_20_Inline"><text:span text:style-name="T9">&lt;utility&gt;</text:span></text:span><text:span text:style-name="T9"> header and into your own file, using a different namespace. Then proceed with the experiment. Most readers will be able to work in the </text:span><text:span text:style-name="Code_20_Inline"><text:span text:style-name="T9">std</text:span></text:span><text:span text:style-name="T9"> namespace without incurring the wrath of the compiler, at least to complete this exercise.)</text:span></text:p>
      <text:p text:style-name="Text_20_body"><text:span text:style-name="Strong_20_Emphasis"><text:span text:style-name="T11">Write an explicit specialization for </text:span></text:span><text:span text:style-name="Strong_20_Emphasis"><text:span text:style-name="T10">pair&lt;void,</text:span></text:span><text:span text:style-name="Strong_20_Emphasis"><text:span text:style-name="T9"> </text:span></text:span><text:span text:style-name="Strong_20_Emphasis"><text:span text:style-name="T10">void&gt;</text:span></text:span><text:span text:style-name="Strong_20_Emphasis"><text:span text:style-name="T11">.</text:span></text:span><text:span text:style-name="T9"> It cannot store anything, but you can declare objects of type </text:span><text:span text:style-name="Code_20_Inline"><text:span text:style-name="T9">pair&lt;void,</text:span></text:span><text:span text:style-name="T9"> </text:span><text:span text:style-name="Code_20_Inline"><text:span text:style-name="T9">void&gt;</text:span></text:span><text:span text:style-name="T9">. Compare your solution with Listing 51-2.</text:span></text:p>
      <text:p text:style-name="Code_20_Caption"><text:span text:style-name="T6">Listing 51-2.</text:span> Specializing <text:span text:style-name="Code_20_Inline"><text:span text:style-name="T7">pair&lt;&gt;</text:span></text:span> for Two <text:span text:style-name="Code_20_Inline"><text:span text:style-name="T12">void</text:span></text:span> Arguments</text:p>
      <text:p text:style-name="Code">template&lt;&gt;</text:p>
      <text:p text:style-name="Code">struct pair&lt;void, void&gt;</text:p>
      <text:p text:style-name="Code">{</text:p>
      <text:p text:style-name="Code"><text:span text:style-name="T8"><text:s text:c="3"/></text:span>typedef void first_type;</text:p>
      <text:p text:style-name="Code"><text:span text:style-name="T8"><text:s text:c="3"/></text:span>typedef void second_type;</text:p>
      <text:p text:style-name="Code"><text:span text:style-name="T8"><text:s text:c="3"/></text:span>pair(pair const&amp;) = default;</text:p>
      <text:p text:style-name="Code"><text:span text:style-name="T8"><text:s text:c="3"/></text:span>pair() = default;</text:p>
      <text:p text:style-name="Code"><text:span text:style-name="T8"><text:s text:c="3"/></text:span>pair&amp; operator=(pair const&amp;) = default;</text:p>
      <text:p text:style-name="Code">};</text:p>
      <text:p text:style-name="Text_20_body"><text:span text:style-name="T9">More difficult is the case of one </text:span><text:span text:style-name="Code_20_Inline"><text:span text:style-name="T9">void</text:span></text:span><text:span text:style-name="T9"> argument. You still need a template parameter for the other part of the pair. That calls for </text:span><text:span text:style-name="Emphasis"><text:span text:style-name="T14">partial specialization</text:span></text:span><text:span text:style-name="T9">.</text:span></text:p>
      <text:h text:style-name="Heading_20_1" text:outline-level="1">Partial Specialization</text:h>
      <text:p text:style-name="Body_20_Text_20_First">When you write a template specialization that involves some, but not all, of the template arguments, it is called <text:span text:style-name="Emphasis"><text:span text:style-name="T13">partial</text:span></text:span><text:span text:style-name="T15"> specialization</text:span>. Some programmers call explicit specialization <text:span text:style-name="Emphasis"><text:span text:style-name="T13">full</text:span></text:span><text:span text:style-name="T15"> </text:span><text:span text:style-name="Emphasis"><text:span text:style-name="T13">specialization</text:span></text:span> to help distinguish it from partial specialization. Partial specialization is explicit, so the phrase full specialization is more descriptive, and I will use it for the rest of this book.</text:p>
      <text:p text:style-name="P5">Begin a partial specialization with a template header that lists the template parameters you are not specializing. Then define the specialization. As with full specialization, name the class that you are specializing by listing all the template arguments. Some of the template arguments depend on the specialization’s parameters, and some are fixed with specific values. That’s what makes this specialization partial.</text:p>
      <text:p text:style-name="P5">As with full specialization, the definition of the specialization completely replaces the primary template for a particular set of template arguments. By convention, you keep the same interface, but the actual implementation is up to you.</text:p>
      <text:p text:style-name="Text_20_body"><text:soft-page-break/><text:span text:style-name="T9">Listing 51-3 shows a partial specialization of </text:span><text:span text:style-name="Code_20_Inline"><text:span text:style-name="T9">pair</text:span></text:span><text:span text:style-name="T9"> if the first template argument is </text:span><text:span text:style-name="Code_20_Inline"><text:span text:style-name="T9">void</text:span></text:span><text:span text:style-name="T9">.</text:span></text:p>
      <text:p text:style-name="Code_20_Caption"><text:span text:style-name="T6">Listing 51-3.</text:span> Specializing <text:span text:style-name="Code_20_Inline"><text:span text:style-name="T7">pair</text:span></text:span> for One <text:span text:style-name="Code_20_Inline"><text:span text:style-name="T7">void</text:span></text:span> Argument</text:p>
      <text:p text:style-name="Code">template&lt;class U&gt;</text:p>
      <text:p text:style-name="Code">struct pair&lt;void, U&gt;</text:p>
      <text:p text:style-name="Code">{</text:p>
      <text:p text:style-name="Code"><text:span text:style-name="T8"><text:s text:c="3"/></text:span>typedef void first_type;</text:p>
      <text:p text:style-name="Code"><text:span text:style-name="T8"><text:s text:c="3"/></text:span>typedef U second_type;</text:p>
      <text:p text:style-name="Code"><text:span text:style-name="T8"><text:s text:c="3"/></text:span>U second;</text:p>
      <text:p text:style-name="Code"><text:span text:style-name="T8"><text:s text:c="3"/></text:span>pair() = default;</text:p>
      <text:p text:style-name="Code"><text:span text:style-name="T8"><text:s text:c="3"/></text:span>pair(pair const&amp;) = default;</text:p>
      <text:p text:style-name="Code"><text:span text:style-name="T8"><text:s text:c="3"/></text:span>pair(U const&amp; second);</text:p>
      <text:p text:style-name="Code"><text:span text:style-name="T8"><text:s text:c="3"/></text:span>template&lt;class U2&gt;</text:p>
      <text:p text:style-name="Code"><text:span text:style-name="T8"><text:s text:c="3"/></text:span>pair(pair&lt;void, U2&gt; const&amp; other);</text:p>
      <text:p text:style-name="Code">};</text:p>
      <text:p text:style-name="Text_20_body"><text:span text:style-name="T9">Based on Listing 51-3, </text:span><text:span text:style-name="Strong_20_Emphasis"><text:span text:style-name="T11">write a partial specialization of </text:span></text:span><text:span text:style-name="Strong_20_Emphasis"><text:span text:style-name="T10">pair</text:span></text:span><text:span text:style-name="Strong_20_Emphasis"><text:span text:style-name="T11"> with a </text:span></text:span><text:span text:style-name="Strong_20_Emphasis"><text:span text:style-name="T10">void</text:span></text:span><text:span text:style-name="Strong_20_Emphasis"><text:span text:style-name="T11"> second argument</text:span></text:span><text:span text:style-name="Strong_20_Emphasis"><text:span text:style-name="T9">.</text:span></text:span><text:span text:style-name="T9"> Compare your solution with Listing 51-4.</text:span></text:p>
      <text:p text:style-name="Code_20_Caption"><text:span text:style-name="T6">Listing 51-4.</text:span> Specializing <text:span text:style-name="Code_20_Inline"><text:span text:style-name="T7">pair</text:span></text:span> for the Other <text:span text:style-name="Code_20_Inline"><text:span text:style-name="T7">void</text:span></text:span> Argument</text:p>
      <text:p text:style-name="Code">template&lt;class T&gt;</text:p>
      <text:p text:style-name="Code">struct pair&lt;T, void&gt;</text:p>
      <text:p text:style-name="Code">{</text:p>
      <text:p text:style-name="Code"><text:span text:style-name="T8"><text:s text:c="3"/></text:span>typedef T first_type;</text:p>
      <text:p text:style-name="Code"><text:span text:style-name="T8"><text:s text:c="3"/></text:span>typedef void second_type;</text:p>
      <text:p text:style-name="Code"><text:span text:style-name="T8"><text:s text:c="3"/></text:span>T first;</text:p>
      <text:p text:style-name="Code"><text:span text:style-name="T8"><text:s text:c="3"/></text:span>pair() = default;</text:p>
      <text:p text:style-name="Code"><text:span text:style-name="T8"><text:s text:c="3"/></text:span>pair(pair const&amp;) = default;</text:p>
      <text:p text:style-name="Code"><text:span text:style-name="T8"><text:s text:c="3"/></text:span>pair(T const&amp; first);</text:p>
      <text:p text:style-name="Code"><text:span text:style-name="T8"><text:s text:c="3"/></text:span>template&lt;class T2&gt;</text:p>
      <text:p text:style-name="Code"><text:span text:style-name="T8"><text:s text:c="3"/></text:span>pair(pair&lt;T2, void&gt; const&amp; other);</text:p>
      <text:p text:style-name="Code">};</text:p>
      <text:p text:style-name="Text_20_body"><text:span text:style-name="T9">Regardless of the presence or absence of any partial or full specializations, you still use the </text:span><text:span text:style-name="Code_20_Inline"><text:span text:style-name="T9">pair</text:span></text:span><text:span text:style-name="T9"> template the same way: always with two type arguments. The compiler examines those template arguments and determines which specialization to use.</text:span></text:p>
      <text:h text:style-name="Heading_20_1" text:outline-level="1">Partially Specializing Function Templates</text:h>
      <text:p text:style-name="Body_20_Text_20_First">You cannot partially specialize a function template. Full specialization is allowed, as described in the previous Exploration, but partial specialization is not. Sorry. Use overloading instead, which is usually better than template specialization, anyway.</text:p>
      <text:h text:style-name="Heading_20_1" text:outline-level="1">Value Template Parameters</text:h>
      <text:p text:style-name="Body_20_Text_20_First">Before I present the next example of partial specialization, I want to introduce a new template feature. Templates typically use types as parameters, but they can also use values. Declare a value template <text:soft-page-break/>parameter with a type and optional name, much the same way that you would declare a function parameter. Value template parameters are limited to types for which you can specify a compile-time constant: <text:span text:style-name="Code_20_Inline">bool</text:span>, <text:span text:style-name="Code_20_Inline">char</text:span>, <text:span text:style-name="Code_20_Inline">int</text:span>, etc., but floating-point types, string literals, and classes are not allowed.</text:p>
      <text:p text:style-name="Text_20_body"><text:span text:style-name="T16">For example, suppose you want to modify the </text:span><text:span text:style-name="Code_20_Inline"><text:span text:style-name="T16">fixed</text:span></text:span><text:span text:style-name="T16"> class that you wrote for Exploration 47 </text:span><text:span text:style-name="T9">so the developer can specify the number of digits after the decimal place. While you’re at it, you can also use a template parameter to specify the underlying type, as shown in Listing 51-5.</text:span></text:p>
      <text:p text:style-name="Code_20_Caption"><text:span text:style-name="T6">Listing 51-5.</text:span> Changing <text:span text:style-name="Code_20_Inline"><text:span text:style-name="T7">fixed</text:span></text:span> from a Class to a Class Template</text:p>
      <text:p text:style-name="Code">template&lt;class T, int N&gt;</text:p>
      <text:p text:style-name="Code">class fixed</text:p>
      <text:p text:style-name="Code">{</text:p>
      <text:p text:style-name="Code">public:</text:p>
      <text:p text:style-name="Code"><text:span text:style-name="T8"><text:s text:c="4"/></text:span>typedef T value_type;</text:p>
      <text:p text:style-name="Code"><text:span text:style-name="T8"><text:s text:c="4"/></text:span>static constexpr int places{N};</text:p>
      <text:p text:style-name="Code"><text:span text:style-name="T8"><text:s text:c="4"/></text:span>static constexpr int places10{power10(N)};</text:p>
      <text:p text:style-name="Code"><text:span text:style-name="T8"><text:s text:c="4"/></text:span>fixed();</text:p>
      <text:p text:style-name="Code"><text:span text:style-name="T8"><text:s text:c="4"/></text:span>fixed(T const&amp; integer, T const&amp; fraction);</text:p>
      <text:p text:style-name="Code"><text:span text:style-name="T8"><text:s text:c="4"/></text:span>fixed&amp; operator=(fixed const&amp; rhs);</text:p>
      <text:p text:style-name="Code"><text:span text:style-name="T8"><text:s text:c="4"/></text:span>fixed&amp; operator+=(fixed const&amp; rhs);</text:p>
      <text:p text:style-name="Code"><text:span text:style-name="T8"><text:s text:c="4"/></text:span>fixed&amp; operator*=(fixed const&amp; rhs);</text:p>
      <text:p text:style-name="Code"><text:span text:style-name="T8"><text:s text:c="4"/></text:span>// and so on...</text:p>
      <text:p text:style-name="Code">private:</text:p>
      <text:p text:style-name="Code"><text:span text:style-name="T8"><text:s text:c="4"/></text:span>T value_; // scaled to N decimal places</text:p>
      <text:p text:style-name="Code">};</text:p>
      <text:p text:style-name="Code"/>
      <text:p text:style-name="Code">template&lt;class T, int N&gt;</text:p>
      <text:p text:style-name="Code">bool operator==(fixed&lt;T,N&gt; const&amp; a, fixed&lt;T,N&gt; const&amp; b);</text:p>
      <text:p text:style-name="Code">template&lt;class T, int N&gt;</text:p>
      <text:p text:style-name="Code">fixed&lt;T,N&gt; operator+(fixed&lt;T,N&gt; const&amp; a, fixed&lt;T,N&gt; const&amp; b);</text:p>
      <text:p text:style-name="Code">template&lt;class T, int N&gt;</text:p>
      <text:p text:style-name="Code">fixed&lt;T,N&gt; operator*(fixed&lt;T,N&gt; const&amp; a, fixed&lt;T,N&gt; const&amp; b);</text:p>
      <text:p text:style-name="Code">// ... and so on...</text:p>
      <text:p text:style-name="Text_20_body"><text:span text:style-name="T9">The key challenge in converting the </text:span><text:span text:style-name="Code_20_Inline"><text:span text:style-name="T9">fixed</text:span></text:span><text:span text:style-name="T9"> class to a class template is defining </text:span><text:span text:style-name="Code_20_Inline"><text:span text:style-name="T9">places10</text:span></text:span><text:span text:style-name="T9"> in terms of </text:span><text:span text:style-name="Code_20_Inline"><text:span text:style-name="T9">places</text:span></text:span><text:span text:style-name="T9">. C++ has no exponentiation operator, but you can write a constexpr function to compute a simple power of 10. (Another possible solution is to use template trickery, but such an advanced topic will have to wait until Exploration 71.) Recall from the previous Exploration that a </text:span><text:span text:style-name="Code_20_Inline"><text:span text:style-name="T9">constexpr</text:span></text:span><text:span text:style-name="T9"> function must have only one statement: a </text:span><text:span text:style-name="Code_20_Inline"><text:span text:style-name="T9">return</text:span></text:span><text:span text:style-name="T9"> statement. Another limitation is that you cannot declare any local variables. A common technique, well-known in functional-programming circles, is to use a helper function that takes an additional argument to store the computation in progress. Call the helper function recursively. Here is a situation in which the conditional operator is necessary to halt the recursion. See Listing 51-6 for the </text:span><text:span text:style-name="Code_20_Inline"><text:span text:style-name="T9">power10</text:span></text:span><text:span text:style-name="T9"> function and its helper.</text:span></text:p>
      <text:p text:style-name="Code_20_Caption"><text:span text:style-name="T6">Listing 51-6.</text:span> Computing a Power of 10 at Compile Time</text:p>
      <text:p text:style-name="Code">/// Called from power10 to compute 10&lt;sup&gt;@p n&lt;/sup&gt;, storing the result so far in @p result.</text:p>
      <text:p text:style-name="Code">int constexpr power10_helper(int n, int result)</text:p>
      <text:p text:style-name="Code">{</text:p>
      <text:p text:style-name="Code"><text:span text:style-name="T8"><text:s text:c="2"/></text:span>return n == 0 ? result : power10_helper(n - 1, 10 * result);</text:p>
      <text:p text:style-name="Code">}</text:p>
      <text:p text:style-name="Code"/>
      <text:p text:style-name="Code"><text:soft-page-break/>/// Compute a power of 10 at compile time. The type T must support subtraction and multiplication.</text:p>
      <text:p text:style-name="Code">int constexpr power10(int n)</text:p>
      <text:p text:style-name="Code">{</text:p>
      <text:p text:style-name="Code"><text:span text:style-name="T8"><text:s text:c="2"/></text:span>return power10_helper(n, 1);</text:p>
      <text:p text:style-name="Code">}</text:p>
      <text:p text:style-name="Text_20_body"><text:span text:style-name="T9">Suppose you have an application that instantiates </text:span><text:span text:style-name="Code_20_Inline"><text:span text:style-name="T9">fixed&lt;long,</text:span></text:span><text:span text:style-name="T9"> </text:span><text:span text:style-name="Code_20_Inline"><text:span text:style-name="T9">0&gt;</text:span></text:span><text:span text:style-name="T9">. This degenerate case is no different from a plain </text:span><text:span text:style-name="Code_20_Inline"><text:span text:style-name="T9">long</text:span></text:span><text:span text:style-name="T9">, but with overhead and complexity for managing the implicit decimal point. Suppose further that performance measurements of your application reveal that this overhead has a measurable impact on the overall performance of the application. Therefore, you decide to use partial specialization for the case of </text:span><text:span text:style-name="Code_20_Inline"><text:span text:style-name="T9">fixed&lt;T,</text:span></text:span><text:span text:style-name="T9"> </text:span><text:span text:style-name="Code_20_Inline"><text:span text:style-name="T9">0&gt;</text:span></text:span><text:span text:style-name="T9">. Use a partial specialization so the template still takes a template argument for the underlying type.</text:span></text:p>
      <text:p text:style-name="Text_20_body"><text:span text:style-name="T17">You might wonder why the application programmer doesn’t simply replace </text:span><text:span text:style-name="Code_20_Inline"><text:span text:style-name="T17">fixed&lt;long,</text:span></text:span><text:span text:style-name="T17"> </text:span><text:span text:style-name="Code_20_Inline"><text:span text:style-name="T17">0&gt;</text:span></text:span><text:span text:style-name="T17"> </text:span><text:span text:style-name="T9">with plain </text:span><text:span text:style-name="Code_20_Inline"><text:span text:style-name="T9">long</text:span></text:span><text:span text:style-name="T9">. In some cases, that is the correct solution. Other times, however, the use of </text:span><text:span text:style-name="Code_20_Inline"><text:span text:style-name="T9">fixed&lt;long,</text:span></text:span><text:span text:style-name="T9"> </text:span><text:span text:style-name="Code_20_Inline"><text:span text:style-name="T9">0&gt;</text:span></text:span><text:span text:style-name="T9"> might be buried inside another template. The issue becomes, therefore, one of which template to specialize. For the sake of this Exploration, we are specializing </text:span><text:span text:style-name="Code_20_Inline"><text:span text:style-name="T9">fixed</text:span></text:span><text:span text:style-name="T9">.</text:span></text:p>
      <text:p text:style-name="Text_20_body"><text:span text:style-name="T9">Remember that any specialization must provide a full implementation. You don’t need to specialize the free functions, too. By specializing the </text:span><text:span text:style-name="Code_20_Inline"><text:span text:style-name="T9">fixed</text:span></text:span><text:span text:style-name="T9"> class template, we get the performance boost we need. Listing 51-7 shows the partial specialization of </text:span><text:span text:style-name="Code_20_Inline"><text:span text:style-name="T9">fixed</text:span></text:span><text:span text:style-name="T9">.</text:span></text:p>
      <text:p text:style-name="Code_20_Caption"><text:span text:style-name="T6">Listing 51-7.</text:span> Specializing <text:span text:style-name="Code_20_Inline"><text:span text:style-name="T7">fixed</text:span></text:span> for <text:span text:style-name="Code_20_Inline"><text:span text:style-name="T7">N</text:span></text:span> <text:span text:style-name="Code_20_Inline"><text:span text:style-name="T7">==</text:span></text:span> <text:span text:style-name="Code_20_Inline"><text:span text:style-name="T7">0</text:span></text:span></text:p>
      <text:p text:style-name="Code"><text:span text:style-name="Code_20_Bold"><text:span text:style-name="T4">template&lt;class T&gt;</text:span></text:span></text:p>
      <text:p text:style-name="Code"><text:span text:style-name="Code_20_Bold"><text:span text:style-name="T4">class fixed&lt;T, 0&gt;</text:span></text:span></text:p>
      <text:p text:style-name="Code">{</text:p>
      <text:p text:style-name="Code">public:</text:p>
      <text:p text:style-name="Code"><text:span text:style-name="T8"><text:s text:c="4"/></text:span>typedef T value_type;</text:p>
      <text:p text:style-name="Code"><text:span text:style-name="T8"><text:s text:c="4"/></text:span>static constexpr T places{0};</text:p>
      <text:p text:style-name="Code"><text:span text:style-name="T8"><text:s text:c="4"/></text:span>static constexpr T places10{1};</text:p>
      <text:p text:style-name="Code"><text:span text:style-name="T8"><text:s text:c="4"/></text:span>fixed() : value_{} {}</text:p>
      <text:p text:style-name="Code"><text:span text:style-name="T8"><text:s text:c="4"/></text:span>fixed(T const&amp; integer, T const&amp;) : value_{integer} {}</text:p>
      <text:p text:style-name="Code"><text:span text:style-name="T8"><text:s text:c="4"/></text:span>fixed&amp; operator=(fixed const&amp; rhs) { value_ = rhs; }</text:p>
      <text:p text:style-name="Code"><text:span text:style-name="T8"><text:s text:c="4"/></text:span>fixed&amp; operator+=(fixed const&amp; rhs) { value_ += rhs; }</text:p>
      <text:p text:style-name="Code"><text:span text:style-name="T8"><text:s text:c="4"/></text:span>fixed&amp; operator*=(fixed const&amp; rhs) { value_ *= rhs; }</text:p>
      <text:p text:style-name="Code"><text:span text:style-name="T8"><text:s text:c="4"/></text:span>... and so on...</text:p>
      <text:p text:style-name="Code">private:</text:p>
      <text:p text:style-name="Code"><text:span text:style-name="T8"><text:s text:c="4"/></text:span>T value_; // no need for scaling</text:p>
      <text:p text:style-name="Code">};</text:p>
      <text:p text:style-name="P5">The next Exploration introduces a language feature that helps you manage your custom types: namespaces.</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1 </text:span><text:span text:style-name="MT2"></text:span><text:span text:style-name="MT3"> Partial Template Specialization</text:span></text:p>
      </style:header>
      <style:header-left style:display="false">
        <text:p text:style-name="Header"><text:span text:style-name="MT3">CHAPTER 51 </text:span><text:span text:style-name="MT2"></text:span><text:span text:style-name="MT3"> Partial Template Specialization</text:span></text:p>
      </style:header-left>
      <style:footer>
        <text:p text:style-name="MP2"><text:page-number text:select-page="current">5</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10T14:04:00</meta:creation-date>
    <dc:creator>Fabio Claudio Ferracchiati</dc:creator>
    <dc:date>2013-10-11T06:34:00</dc:date>
    <meta:print-date>2009-03-19T10:05:00</meta:print-date>
    <meta:editing-cycles>5</meta:editing-cycles>
    <meta:editing-duration>PT2M</meta:editing-duration>
    <meta:generator>LibreOffice/4.0-5$Linux_X86_64 LibreOffice_project/400m0$Build-305</meta:generator>
    <meta:document-statistic meta:table-count="0" meta:image-count="0" meta:object-count="0" meta:page-count="5" meta:paragraph-count="135" meta:word-count="1614" meta:character-count="10450" meta:non-whitespace-character-count="8803"/>
    <meta:user-defined meta:name="Chapter Number">5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